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93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 table:number-rows-repeated="7">
          <table:table-cell table:number-columns-repeated="12"/>
        </table:table-row>
        <table:table-row table:style-name="ro1">
          <table:table-cell/>
          <table:table-cell office:value-type="string" calcext:value-type="string">
            <text:p>iteration_bisectio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oot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iteration_newton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5301489033779" calcext:value-type="float">
            <text:p>2.45301489033779</text:p>
          </table:table-cell>
          <table:table-cell office:value-type="float" office:value="3.45301489033779" calcext:value-type="float">
            <text:p>3.45301489033779</text:p>
          </table:table-cell>
          <table:table-cell/>
          <table:table-cell office:value-type="string" calcext:value-type="string">
            <text:p>iteration_secan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oo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25" calcext:value-type="float">
            <text:p>0.125</text:p>
          </table:table-cell>
          <table:table-cell office:value-type="float" office:value="1.875" calcext:value-type="float">
            <text:p>1.8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37938032562342" calcext:value-type="float">
            <text:p>0.737938032562342</text:p>
          </table:table-cell>
          <table:table-cell office:value-type="float" office:value="2.71507685777545" calcext:value-type="float">
            <text:p>2.715076857775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21691515232619" calcext:value-type="float">
            <text:p>0.321691515232619</text:p>
          </table:table-cell>
          <table:table-cell office:value-type="float" office:value="1.67830848476738" calcext:value-type="float">
            <text:p>1.6783084847673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8125" calcext:value-type="float">
            <text:p>1.81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23182826199926" calcext:value-type="float">
            <text:p>0.523182826199926</text:p>
          </table:table-cell>
          <table:table-cell office:value-type="float" office:value="2.19189403157552" calcext:value-type="float">
            <text:p>2.191894031575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29794392253068" calcext:value-type="float">
            <text:p>0.129794392253068</text:p>
          </table:table-cell>
          <table:table-cell office:value-type="float" office:value="1.80810287702045" calcext:value-type="float">
            <text:p>1.808102877020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.84375" calcext:value-type="float">
            <text:p>1.843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78789125980376" calcext:value-type="float">
            <text:p>0.278789125980376</text:p>
          </table:table-cell>
          <table:table-cell office:value-type="float" office:value="1.91310490559515" calcext:value-type="float">
            <text:p>1.913104905595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241955864985059" calcext:value-type="float">
            <text:p>0.024195586498506</text:p>
          </table:table-cell>
          <table:table-cell office:value-type="float" office:value="1.83229846351895" calcext:value-type="float">
            <text:p>1.8322984635189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828125" calcext:value-type="float">
            <text:p>1.8281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779429813863071" calcext:value-type="float">
            <text:p>0.077942981386307</text:p>
          </table:table-cell>
          <table:table-cell office:value-type="float" office:value="1.83516192420884" calcext:value-type="float">
            <text:p>1.835161924208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296729058742096" calcext:value-type="float">
            <text:p>0.002967290587421</text:p>
          </table:table-cell>
          <table:table-cell office:value-type="float" office:value="1.82933117293153" calcext:value-type="float">
            <text:p>1.8293311729315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.8359375" calcext:value-type="float">
            <text:p>1.83593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572649574940343" calcext:value-type="float">
            <text:p>0.005726495749403</text:p>
          </table:table-cell>
          <table:table-cell office:value-type="float" office:value="1.82943542845944" calcext:value-type="float">
            <text:p>1.82943542845944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0.0000523010526789491" calcext:value-type="float">
            <text:p>5.23E-05</text:p>
          </table:table-cell>
          <table:table-cell office:value-type="float" office:value="1.82938347398421" calcext:value-type="float">
            <text:p>1.8293834739842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.83203125" calcext:value-type="float">
            <text:p>1.83203125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office:value-type="float" office:value="0.0000516075402654526" calcext:value-type="float">
            <text:p>5.16E-05</text:p>
          </table:table-cell>
          <table:table-cell office:value-type="float" office:value="1.82938382091917" calcext:value-type="float">
            <text:p>1.82938382091917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0.00000012795526016518" calcext:value-type="float">
            <text:p>1.28E-07</text:p>
          </table:table-cell>
          <table:table-cell office:value-type="float" office:value="1.82938360193947" calcext:value-type="float">
            <text:p>1.8293836019394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1.830078125" calcext:value-type="float">
            <text:p>1.830078125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0.000000218069441393354" calcext:value-type="float">
            <text:p>2.18E-07</text:p>
          </table:table-cell>
          <table:table-cell office:value-type="float" office:value="1.82938360284973" calcext:value-type="float">
            <text:p>1.82938360284973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office:value-type="float" office:value="0.00000000000562394575354119" calcext:value-type="float">
            <text:p>5.62E-12</text:p>
          </table:table-cell>
          <table:table-cell office:value-type="float" office:value="1.82938360193385" calcext:value-type="float">
            <text:p>1.8293836019338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8291015625" calcext:value-type="float">
            <text:p>1.8291015625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0.000000000912049769041801" calcext:value-type="float">
            <text:p>9.12E-10</text:p>
          </table:table-cell>
          <table:table-cell office:value-type="float" office:value="1.82938360193768" calcext:value-type="float">
            <text:p>1.82938360193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0048828125" calcext:value-type="float">
            <text:p>0.00048828125</text:p>
          </table:table-cell>
          <table:table-cell office:value-type="float" office:value="1.82958984375" calcext:value-type="float">
            <text:p>1.829589843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0244140625" calcext:value-type="float">
            <text:p>0.000244140625</text:p>
          </table:table-cell>
          <table:table-cell office:value-type="float" office:value="1.829345703125" calcext:value-type="float">
            <text:p>1.829345703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001220703125" calcext:value-type="float">
            <text:p>0.0001220703125</text:p>
          </table:table-cell>
          <table:table-cell office:value-type="float" office:value="1.8294677734375" calcext:value-type="float">
            <text:p>1.82946777343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" office:value-type="float" office:value="0.00006103515625" calcext:value-type="float">
            <text:p>6.10E-05</text:p>
          </table:table-cell>
          <table:table-cell office:value-type="float" office:value="1.82940673828125" calcext:value-type="float">
            <text:p>1.82940673828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0.000030517578125" calcext:value-type="float">
            <text:p>3.05E-05</text:p>
          </table:table-cell>
          <table:table-cell office:value-type="float" office:value="1.82937622070312" calcext:value-type="float">
            <text:p>1.829376220703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0.0000152587890625" calcext:value-type="float">
            <text:p>1.53E-05</text:p>
          </table:table-cell>
          <table:table-cell office:value-type="float" office:value="1.82939147949219" calcext:value-type="float">
            <text:p>1.829391479492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1" office:value-type="float" office:value="0.00000762939453125" calcext:value-type="float">
            <text:p>7.63E-06</text:p>
          </table:table-cell>
          <table:table-cell office:value-type="float" office:value="1.82938385009766" calcext:value-type="float">
            <text:p>1.829383850097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0.000003814697265625" calcext:value-type="float">
            <text:p>3.81E-06</text:p>
          </table:table-cell>
          <table:table-cell office:value-type="float" office:value="1.82938003540039" calcext:value-type="float">
            <text:p>1.829380035400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1" office:value-type="float" office:value="0.0000019073486328125" calcext:value-type="float">
            <text:p>1.91E-06</text:p>
          </table:table-cell>
          <table:table-cell office:value-type="float" office:value="1.82938194274902" calcext:value-type="float">
            <text:p>1.82938194274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0.00000095367431640625" calcext:value-type="float">
            <text:p>9.54E-07</text:p>
          </table:table-cell>
          <table:table-cell office:value-type="float" office:value="1.82938289642334" calcext:value-type="float">
            <text:p>1.829382896423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0.000000476837158203125" calcext:value-type="float">
            <text:p>4.77E-07</text:p>
          </table:table-cell>
          <table:table-cell office:value-type="float" office:value="1.8293833732605" calcext:value-type="float">
            <text:p>1.8293833732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1" office:value-type="float" office:value="0.000000238418579101562" calcext:value-type="float">
            <text:p>2.38E-07</text:p>
          </table:table-cell>
          <table:table-cell office:value-type="float" office:value="1.82938361167908" calcext:value-type="float">
            <text:p>1.829383611679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" office:value-type="float" office:value="0.000000119209289550781" calcext:value-type="float">
            <text:p>1.19E-07</text:p>
          </table:table-cell>
          <table:table-cell office:value-type="float" office:value="1.82938349246979" calcext:value-type="float">
            <text:p>1.829383492469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0.0000000596046447753906" calcext:value-type="float">
            <text:p>5.96E-08</text:p>
          </table:table-cell>
          <table:table-cell office:value-type="float" office:value="1.82938355207443" calcext:value-type="float">
            <text:p>1.82938355207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" office:value-type="float" office:value="0.0000000298023223876953" calcext:value-type="float">
            <text:p>2.98E-08</text:p>
          </table:table-cell>
          <table:table-cell office:value-type="float" office:value="1.82938358187675" calcext:value-type="float">
            <text:p>1.829383581876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1" office:value-type="float" office:value="0.0000000149011611938477" calcext:value-type="float">
            <text:p>1.49E-08</text:p>
          </table:table-cell>
          <table:table-cell office:value-type="float" office:value="1.82938359677792" calcext:value-type="float">
            <text:p>1.829383596777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1" office:value-type="float" office:value="0.00000000745058059692383" calcext:value-type="float">
            <text:p>7.45E-09</text:p>
          </table:table-cell>
          <table:table-cell office:value-type="float" office:value="1.8293836042285" calcext:value-type="float">
            <text:p>1.8293836042285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isectio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Seca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</text:p>
          </table:table-cell>
          <table:table-cell table:style-name="ce1" office:value-type="float" office:value="0.00000000745058059692383" calcext:value-type="float">
            <text:p>7.45E-09</text:p>
          </table:table-cell>
          <table:table-cell table:style-name="ce1" office:value-type="float" office:value="0.000000000912049769041801" calcext:value-type="float">
            <text:p>9.12E-10</text:p>
          </table:table-cell>
          <table:table-cell table:style-name="ce1" office:value-type="float" office:value="0.00000000000562394575354119" calcext:value-type="float">
            <text:p>5.62E-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ot</text:p>
          </table:table-cell>
          <table:table-cell office:value-type="float" office:value="1.8293836042285" calcext:value-type="float">
            <text:p>1.8293836042285</text:p>
          </table:table-cell>
          <table:table-cell office:value-type="float" office:value="1.82938360193768" calcext:value-type="float">
            <text:p>1.82938360193768</text:p>
          </table:table-cell>
          <table:table-cell office:value-type="float" office:value="1.82938360193385" calcext:value-type="float">
            <text:p>1.82938360193385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isectio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Seca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</text:p>
          </table:table-cell>
          <table:table-cell table:style-name="ce1" office:value-type="float" office:value="0.00000000521540644005114" calcext:value-type="float">
            <text:p>5.22E-09</text:p>
          </table:table-cell>
          <table:table-cell table:style-name="ce1" office:value-type="float" office:value="0.000000000152765133876187" calcext:value-type="float">
            <text:p>1.53E-10</text:p>
          </table:table-cell>
          <table:table-cell table:style-name="ce1" office:value-type="float" office:value="0.00000000000111777254119261" calcext:value-type="float">
            <text:p>1.12E-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ot</text:p>
          </table:table-cell>
          <table:table-cell office:value-type="float" office:value="1.39774847701192" calcext:value-type="float">
            <text:p>1.39774847701192</text:p>
          </table:table-cell>
          <table:table-cell office:value-type="float" office:value="1.39774847595746" calcext:value-type="float">
            <text:p>1.39774847595746</text:p>
          </table:table-cell>
          <table:table-cell office:value-type="float" office:value="1.39774847595875" calcext:value-type="float">
            <text:p>1.39774847595875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isectio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Seca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</text:p>
          </table:table-cell>
          <table:table-cell table:style-name="ce1" office:value-type="float" office:value="0.00000000745058059692383" calcext:value-type="float">
            <text:p>7.45E-09</text:p>
          </table:table-cell>
          <table:table-cell table:style-name="ce1" office:value-type="float" office:value="0.0000000019928885208742" calcext:value-type="float">
            <text:p>1.99E-09</text:p>
          </table:table-cell>
          <table:table-cell table:style-name="ce1" office:value-type="float" office:value="0.0000000096954111405978" calcext:value-type="float">
            <text:p>9.70E-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ot</text:p>
          </table:table-cell>
          <table:table-cell office:value-type="float" office:value="2.3706869110465" calcext:value-type="float">
            <text:p>2.3706869110465</text:p>
          </table:table-cell>
          <table:table-cell office:value-type="float" office:value="2.37068691766531" calcext:value-type="float">
            <text:p>2.37068691766531</text:p>
          </table:table-cell>
          <table:table-cell office:value-type="float" office:value="2.3706869176623" calcext:value-type="float">
            <text:p>2.3706869176623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isectio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Seca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</text:p>
          </table:table-cell>
          <table:table-cell table:style-name="ce1" office:value-type="float" office:value="0.00000000745058059692383" calcext:value-type="float">
            <text:p>7.45E-09</text:p>
          </table:table-cell>
          <table:table-cell table:style-name="ce1" office:value-type="float" office:value="0.0000000000989750503777032" calcext:value-type="float">
            <text:p>9.90E-11</text:p>
          </table:table-cell>
          <table:table-cell table:style-name="ce1" office:value-type="float" office:value="0.0000000000318163273504979" calcext:value-type="float">
            <text:p>3.18E-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ot</text:p>
          </table:table-cell>
          <table:table-cell office:value-type="float" office:value="3.72211276739836" calcext:value-type="float">
            <text:p>3.72211276739836</text:p>
          </table:table-cell>
          <table:table-cell office:value-type="float" office:value="3.72211277310211" calcext:value-type="float">
            <text:p>3.72211277310211</text:p>
          </table:table-cell>
          <table:table-cell office:value-type="float" office:value="3.72211277310179" calcext:value-type="float">
            <text:p>3.7221127731017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isectio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Seca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</text:p>
          </table:table-cell>
          <table:table-cell table:style-name="ce1" office:value-type="float" office:value="0.00000000745058059692383" calcext:value-type="float">
            <text:p>7.45E-09</text:p>
          </table:table-cell>
          <table:table-cell table:style-name="ce1" office:value-type="float" office:value="0.0000000000386943810326557" calcext:value-type="float">
            <text:p>3.87E-11</text:p>
          </table:table-cell>
          <table:table-cell table:style-name="ce1" office:value-type="float" office:value="0.0000000000000925926002537381" calcext:value-type="float">
            <text:p>9.26E-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ot</text:p>
          </table:table-cell>
          <table:table-cell office:value-type="float" office:value="1.41239117830992" calcext:value-type="float">
            <text:p>1.41239117830992</text:p>
          </table:table-cell>
          <table:table-cell office:value-type="float" office:value="1.41239117202376" calcext:value-type="float">
            <text:p>1.41239117202376</text:p>
          </table:table-cell>
          <table:table-cell office:value-type="float" office:value="1.41239117202388" calcext:value-type="float">
            <text:p>1.4123911720238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isectio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Seca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</text:p>
          </table:table-cell>
          <table:table-cell table:style-name="ce1" office:value-type="float" office:value="0.00000000954954448850742" calcext:value-type="float">
            <text:p>9.55E-09</text:p>
          </table:table-cell>
          <table:table-cell table:style-name="ce1" office:value-type="float" office:value="0.000000000404505318130077" calcext:value-type="float">
            <text:p>4.05E-10</text:p>
          </table:table-cell>
          <table:table-cell table:style-name="ce1" office:value-type="float" office:value="0.0000000000380606657301996" calcext:value-type="float">
            <text:p>3.81E-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ot</text:p>
          </table:table-cell>
          <table:table-cell office:value-type="float" office:value="3.05710355538895" calcext:value-type="float">
            <text:p>3.05710355538895</text:p>
          </table:table-cell>
          <table:table-cell office:value-type="float" office:value="3.05710354999593" calcext:value-type="float">
            <text:p>3.05710354999593</text:p>
          </table:table-cell>
          <table:table-cell office:value-type="float" office:value="3.05710354999474" calcext:value-type="float">
            <text:p>3.05710354999474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isectio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Seca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</text:p>
          </table:table-cell>
          <table:table-cell table:style-name="ce1" office:value-type="float" office:value="0.00000000745058059692383" calcext:value-type="float">
            <text:p>7.45E-09</text:p>
          </table:table-cell>
          <table:table-cell table:style-name="ce1" office:value-type="float" office:value="0.00000000419390067118997" calcext:value-type="float">
            <text:p>4.19E-09</text:p>
          </table:table-cell>
          <table:table-cell table:style-name="ce1" office:value-type="float" office:value="0.000000000950087342133088" calcext:value-type="float">
            <text:p>9.50E-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ot</text:p>
          </table:table-cell>
          <table:table-cell office:value-type="float" office:value="0.910007573664188" calcext:value-type="float">
            <text:p>0.910007573664188</text:p>
          </table:table-cell>
          <table:table-cell office:value-type="float" office:value="0.910007572501082" calcext:value-type="float">
            <text:p>0.910007572501082</text:p>
          </table:table-cell>
          <table:table-cell office:value-type="float" office:value="0.91000757248871" calcext:value-type="float">
            <text:p>0.91000757248871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isectio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Seca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</text:p>
          </table:table-cell>
          <table:table-cell table:style-name="ce1" office:value-type="float" office:value="0.00000000745058059692383" calcext:value-type="float">
            <text:p>7.45E-09</text:p>
          </table:table-cell>
          <table:table-cell table:style-name="ce1" office:value-type="float" office:value="0.00000000488231899353764" calcext:value-type="float">
            <text:p>4.88E-09</text:p>
          </table:table-cell>
          <table:table-cell table:style-name="ce1" office:value-type="float" office:value="0.00000000268769717592932" calcext:value-type="float">
            <text:p>2.69E-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ot</text:p>
          </table:table-cell>
          <table:table-cell office:value-type="float" office:value="3.73307902365923" calcext:value-type="float">
            <text:p>3.73307902365923</text:p>
          </table:table-cell>
          <table:table-cell office:value-type="float" office:value="3.73307902865538" calcext:value-type="float">
            <text:p>3.73307902865538</text:p>
          </table:table-cell>
          <table:table-cell office:value-type="float" office:value="3.7330790286328" calcext:value-type="float">
            <text:p>3.7330790286328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isectio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Seca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</text:p>
          </table:table-cell>
          <table:table-cell table:style-name="ce1" office:value-type="float" office:value="0.00000000745058059692383" calcext:value-type="float">
            <text:p>7.45E-09</text:p>
          </table:table-cell>
          <table:table-cell table:style-name="ce1" office:value-type="float" office:value="0.00000000500043384477067" calcext:value-type="float">
            <text:p>5.00E-09</text:p>
          </table:table-cell>
          <table:table-cell table:style-name="ce1" office:value-type="float" office:value="0.00000000163397584351799" calcext:value-type="float">
            <text:p>1.63E-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ot</text:p>
          </table:table-cell>
          <table:table-cell office:value-type="float" office:value="0.588532738387585" calcext:value-type="float">
            <text:p>0.588532738387585</text:p>
          </table:table-cell>
          <table:table-cell office:value-type="float" office:value="0.588532743991873" calcext:value-type="float">
            <text:p>0.588532743991873</text:p>
          </table:table-cell>
          <table:table-cell office:value-type="float" office:value="0.588532743981865" calcext:value-type="float">
            <text:p>0.58853274398186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isectio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Seca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</text:p>
          </table:table-cell>
          <table:table-cell table:style-name="ce1" office:value-type="float" office:value="0.00000000745058059692383" calcext:value-type="float">
            <text:p>7.45E-09</text:p>
          </table:table-cell>
          <table:table-cell table:style-name="ce1" office:value-type="float" office:value="0.000000000044827253020685" calcext:value-type="float">
            <text:p>4.48E-11</text:p>
          </table:table-cell>
          <table:table-cell table:style-name="ce1" office:value-type="float" office:value="0.0000000000208935091450257" calcext:value-type="float">
            <text:p>2.09E-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ot</text:p>
          </table:table-cell>
          <table:table-cell office:value-type="float" office:value="3.09636393934488" calcext:value-type="float">
            <text:p>3.09636393934488</text:p>
          </table:table-cell>
          <table:table-cell office:value-type="float" office:value="3.09636393241066" calcext:value-type="float">
            <text:p>3.09636393241066</text:p>
          </table:table-cell>
          <table:table-cell office:value-type="float" office:value="3.09636393241065" calcext:value-type="float">
            <text:p>3.09636393241065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isectio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Seca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</text:p>
          </table:table-cell>
          <table:table-cell table:style-name="ce1" office:value-type="float" office:value="0.00000000745058059692383" calcext:value-type="float">
            <text:p>7.45E-09</text:p>
          </table:table-cell>
          <table:table-cell table:style-name="ce1" office:value-type="float" office:value="0.00000000000666844357510854" calcext:value-type="float">
            <text:p>6.67E-12</text:p>
          </table:table-cell>
          <table:table-cell table:style-name="ce1" office:value-type="float" office:value="0.000000000000222044604925031" calcext:value-type="float">
            <text:p>2.22E-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ot</text:p>
          </table:table-cell>
          <table:table-cell office:value-type="float" office:value="6.28504926711321" calcext:value-type="float">
            <text:p>6.28504926711321</text:p>
          </table:table-cell>
          <table:table-cell table:number-columns-repeated="2" office:value-type="float" office:value="6.28504927338259" calcext:value-type="float">
            <text:p>6.285049273382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22:41:22.780247000</meta:creation-date>
    <dc:date>2017-10-04T10:30:00.355662000</dc:date>
    <meta:editing-duration>PT10H48M5S</meta:editing-duration>
    <meta:editing-cycles>1</meta:editing-cycles>
    <meta:document-statistic meta:table-count="2" meta:cell-count="301" meta:object-count="0"/>
    <meta:generator>LibreOffice/5.3.0.3$MacOSX_X86_64 LibreOffice_project/7074905676c47b82bbcfbea1aeefc84afe1c50e1</meta:generator>
  </office:meta>
</office:document-meta>
</file>